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1e0821" officeooo:paragraph-rsid="001e0821" style:font-size-asian="10.5pt" style:font-weight-asian="normal"/>
    </style:style>
    <style:style style:name="P2" style:family="paragraph" style:parent-style-name="Text_20_body">
      <style:text-properties fo:font-variant="normal" fo:text-transform="none" fo:color="#000000" style:font-name="sans-serif" fo:font-size="13.5pt" fo:letter-spacing="normal" fo:language="uk" fo:country="UA" fo:font-style="normal" fo:font-weight="normal" officeooo:rsid="001e0821" officeooo:paragraph-rsid="001e0821"/>
    </style:style>
    <style:style style:name="P3" style:family="paragraph" style:parent-style-name="Text_20_body">
      <style:paragraph-properties fo:margin-left="0cm" fo:margin-right="0cm" style:line-height-at-least="0.556cm" fo:text-indent="0cm" style:auto-text-indent="false"/>
      <style:text-properties fo:font-variant="normal" fo:text-transform="none" fo:color="#000000" style:font-name="sans-serif" fo:font-size="13.5pt" fo:letter-spacing="normal" fo:language="uk" fo:country="UA" fo:font-style="normal" fo:font-weight="normal"/>
    </style:style>
    <style:style style:name="P4" style:family="paragraph" style:parent-style-name="Text_20_body">
      <style:paragraph-properties fo:margin-left="0cm" fo:margin-right="0cm" style:line-height-at-least="0.556cm" fo:text-indent="0cm" style:auto-text-indent="false"/>
      <style:text-properties fo:font-variant="normal" fo:text-transform="none" fo:color="#000000" style:font-name="sans-serif" fo:font-size="13.5pt" fo:letter-spacing="normal" fo:language="uk" fo:country="UA" fo:font-style="normal" fo:font-weight="normal" officeooo:paragraph-rsid="001e0821"/>
    </style:style>
    <style:style style:name="P5" style:family="paragraph" style:parent-style-name="Text_20_body">
      <style:paragraph-properties fo:margin-left="0cm" fo:margin-right="0cm" style:line-height-at-least="0.556cm" fo:text-indent="0cm" style:auto-text-indent="false"/>
      <style:text-properties fo:font-variant="normal" fo:text-transform="none" fo:color="#000000" style:font-name="sans-serif" fo:font-size="13.5pt" fo:letter-spacing="normal" fo:language="uk" fo:country="UA" fo:font-style="normal" fo:font-weight="normal" officeooo:rsid="001e0821" officeooo:paragraph-rsid="001e0821"/>
    </style:style>
    <style:style style:name="T1" style:family="text">
      <style:text-properties officeooo:rsid="001e08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Шановна Влада Великої України,</text:p>
      <text:p text:style-name="P3">Я, Дворнік Микола, наполягаю на негайних діях спрямованих на збереження територіальної цілісності Великої України.</text:p>
      <text:p text:style-name="P3">Для цього я пропоную наступний план дій:</text:p>
      <text:p text:style-name="P4">1) Негайно закрити кордон <text:span text:style-name="T1">Великої</text:span> України для громадян інших держав. Тим часом у невідкладному порядку <text:span text:style-name="T1">впровадити візи для громадян усіх без виключення інших держав. </text:span></text:p>
      <text:p text:style-name="P3">2) Негайно спростити процедуру депортації громадян інших держав.</text:p>
      <text:p text:style-name="P4">3) Негайно спростити процедуру виходу з українського громадянства. <text:span text:style-name="T1">Забезпечити бувших українських громадян соціальним захистом та одноразовою матеріальною підтримкою у розмірі не менше десяти прожиткових мінімумів.</text:span></text:p>
      <text:p text:style-name="P3">Хай живе Велика та Вільна Україна,</text:p>
      <text:p text:style-name="P3">Микола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ykola Dvornik</meta:initial-creator>
    <meta:creation-date>2014-03-01T21:44:00.813936878</meta:creation-date>
    <dc:date>2014-03-01T22:02:22.938868494</dc:date>
    <dc:creator>Mykola Dvornik</dc:creator>
    <meta:editing-duration>PT3M11S</meta:editing-duration>
    <meta:editing-cycles>1</meta:editing-cycles>
    <meta:document-statistic meta:table-count="0" meta:image-count="0" meta:object-count="0" meta:page-count="1" meta:paragraph-count="8" meta:word-count="89" meta:character-count="668" meta:non-whitespace-character-count="586"/>
    <meta:generator>LibreOffice/4.2.1.1$Linux_X86_64 LibreOffice_project/26a1723cf76a13083d95d000339db660a19140b7</meta:generator>
  </office:meta>
</office:document-meta>
</file>